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0.355cm" svg:height="0.308cm" svg:x="3.77cm" svg:y="1.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1" draw:layer="layout" svg:x1="3.841cm" svg:y1="1.859cm" svg:x2="3.74cm" svg:y2="1.463cm">
          <text:p/>
        </draw:line>
        <draw:path draw:style-name="gr3" draw:text-style-name="P1" draw:layer="layout" svg:width="3.087cm" svg:height="2.885cm" svg:x="0.264cm" svg:y="0.436cm" svg:viewBox="0 0 3088 2886" svg:d="m345 888 241 139c-60 125-93 265-93 415 0 139 28 270 81 388l-219 126 152 264 233-134c164 180 400 301 672 330v246h305v-252c273-39 506-172 662-363l212 122 153-264-212-123c40-105 61-219 61-340 0-138-28-268-79-386l219-126-152-264-233 134c-156-171-376-289-631-326v-261h-305v255c-261 28-488 140-651 308l-263-152zm1046-624c875 0 1544 625 1544 1443s-669 1443-1544 1443-1544-625-1544-1443 669-1443 1544-1443z">
          <text:p/>
        </draw:path>
        <draw:custom-shape draw:style-name="gr4" draw:text-style-name="P1" draw:layer="layout" svg:width="1.819cm" svg:height="1.757cm" svg:x="0.895cm" svg:y="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1.718cm" svg:y="0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2cm" svg:height="0.132cm" svg:x="1.769cm" svg:y="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0.702cm" svg:y="2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2cm" svg:height="0.132cm" svg:x="0.753cm" svg:y="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2.693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2cm" svg:height="0.132cm" svg:x="2.744cm" svg:y="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34cm" svg:height="0.234cm" svg:x="2.683cm" svg:y="1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724cm" svg:y1="1.381cm" svg:x2="2.876cm" svg:y2="1.229cm">
          <text:p/>
        </draw:line>
        <draw:line draw:style-name="gr6" draw:text-style-name="P1" draw:layer="layout" svg:x1="2.724cm" svg:y1="1.229cm" svg:x2="2.876cm" svg:y2="1.381cm">
          <text:p/>
        </draw:line>
        <draw:custom-shape draw:style-name="gr4" draw:text-style-name="P1" draw:layer="layout" svg:width="0.234cm" svg:height="0.234cm" svg:x="0.691cm" svg:y="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0.732cm" svg:y1="1.341cm" svg:x2="0.885cm" svg:y2="1.188cm">
          <text:p/>
        </draw:line>
        <draw:line draw:style-name="gr6" draw:text-style-name="P1" draw:layer="layout" svg:x1="0.732cm" svg:y1="1.188cm" svg:x2="0.885cm" svg:y2="1.33cm">
          <text:p/>
        </draw:line>
        <draw:custom-shape draw:style-name="gr4" draw:text-style-name="P1" draw:layer="layout" svg:width="0.234cm" svg:height="0.234cm" svg:x="1.708cm" svg:y="2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748cm" svg:y1="3.027cm" svg:x2="1.901cm" svg:y2="2.885cm">
          <text:p/>
        </draw:line>
        <draw:line draw:style-name="gr6" draw:text-style-name="P1" draw:layer="layout" svg:x1="1.748cm" svg:y1="2.875cm" svg:x2="1.901cm" svg:y2="3.027cm">
          <text:p/>
        </draw:line>
        <draw:frame draw:style-name="gr1" draw:layer="layout" svg:width="0.378cm" svg:height="0.466cm" svg:x="1.964cm" svg:y="0.5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639cm" svg:height="0.466cm" svg:x="1.045cm" svg:y="2.6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377cm" svg:height="0.466cm" svg:x="0.395cm" svg:y="1.9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638cm" svg:height="0.466cm" svg:x="2.691cm" svg:y="1.27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359cm" svg:height="0.466cm" svg:x="2.466cm" svg:y="2.4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62cm" svg:height="0.466cm" svg:x="0.527cm" svg:y="0.7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7" draw:text-style-name="P1" draw:layer="layout" svg:x1="3.435cm" svg:y1="1.899cm" svg:x2="4.278cm" svg:y2="1.8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5-14T14:47:53</dc:date>
    <dc:creator>khalid khan</dc:creator>
    <meta:document-statistic meta:object-count="26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a</math:mi>
      </math:mrow>
    </math:mstyle>
    <math:annotation math:encoding="StarMath 5.0">size *0.8 {a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a</math:mi>
        </math:mrow>
      </math:mrow>
    </math:mstyle>
    <math:annotation math:encoding="StarMath 5.0">size *.8 {-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b</math:mi>
      </math:mrow>
    </math:mstyle>
    <math:annotation math:encoding="StarMath 5.0">size *.8 {b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b</math:mi>
        </math:mrow>
      </math:mrow>
    </math:mstyle>
    <math:annotation math:encoding="StarMath 5.0">size *0.8 {-b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i>c</math:mi>
      </math:mrow>
    </math:mstyle>
    <math:annotation math:encoding="StarMath 5.0">size *0.8 {c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tyle math:fontsize="80%">
      <math:mrow>
        <math:mrow>
          <math:mo math:stretchy="false">−</math:mo>
          <math:mi>c</math:mi>
        </math:mrow>
      </math:mrow>
    </math:mstyle>
    <math:annotation math:encoding="StarMath 5.0">size *0.8 {-c}</math:annotation>
  </math:semantics>
</math:math>
</file>